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B000000DB4D8D692FA3287C45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Z003" svg:font-family="Z003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342a06" loext:opacity="100%" style:font-name="Z003" fo:font-size="90pt" style:font-size-asian="90pt" style:font-size-complex="90pt"/>
    </style:style>
    <style:style style:name="P3" style:family="paragraph">
      <loext:graphic-properties draw:fill="none" draw:fill-color="#ffffff"/>
      <style:text-properties fo:color="#342a06" loext:opacity="100%" loext:color-lum-mod="100%" loext:color-lum-off="0%" style:font-name="Z003" fo:font-size="90pt" style:font-size-asian="90pt" style:font-size-complex="90pt"/>
    </style:style>
    <style:style style:name="P4" style:family="paragraph">
      <style:paragraph-properties fo:text-align="center"/>
      <style:text-properties fo:color="#342a06" loext:opacity="100%" style:font-name="Z003"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color="#342a06" loext:opacity="100%" loext:color-lum-mod="100%" loext:color-lum-off="0%" style:font-name="Z003" fo:font-size="24pt" style:font-size-asian="24pt" style:font-size-complex="24pt"/>
    </style:style>
    <style:style style:name="T1" style:family="text">
      <style:text-properties fo:color="#342a06" loext:opacity="100%" style:font-name="Z003" fo:font-size="90pt" style:font-size-asian="90pt" style:font-size-complex="90pt"/>
    </style:style>
    <style:style style:name="T2" style:family="text">
      <style:text-properties fo:color="#342a06" loext:opacity="100%" style:font-name="Z003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cm" svg:height="29.706cm" svg:x="0cm" svg:y="-0.006cm">
          <draw:image xlink:href="Pictures/10000000000009B000000DB4D8D692FA3287C45F.jpg" xlink:type="simple" xlink:show="embed" xlink:actuate="onLoad" draw:mime-type="image/jpeg">
            <text:p text:style-name="P1"/>
          </draw:image>
        </draw:frame>
        <draw:frame draw:style-name="gr2" draw:text-style-name="P3" draw:layer="layout" svg:width="14.15cm" svg:height="3.426cm" svg:x="3.425cm" svg:y="24.3cm">
          <draw:text-box>
            <text:p text:style-name="P2"><text:span text:style-name="T1">Le Nautilus</text:span></text:p>
          </draw:text-box>
        </draw:frame>
        <draw:frame draw:style-name="gr3" draw:text-style-name="P5" draw:layer="layout" svg:width="17.75cm" svg:height="1.098cm" svg:x="1.625cm" svg:y="1.7cm">
          <draw:text-box>
            <text:p text:style-name="P4"><text:span text:style-name="T2">404CTF{Cr1pt0_DNS_l3@k5_r3v_5h3ll_4_thE_w1N}</text:span></text:p>
          </draw:text-box>
        </draw:frame>
        <draw:frame draw:style-name="gr3" draw:text-style-name="P5" draw:layer="layout" svg:width="11.875cm" svg:height="1.945cm" svg:x="4.563cm" svg:y="27.5cm">
          <draw:text-box>
            <text:p text:style-name="P4"><text:span text:style-name="T2">Bien joué, c’est l’heure d’aller flag ! </text:span></text:p>
            <text:p text:style-name="P4"><text:span text:style-name="T2">- Smyl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Z003" svg:font-family="Z003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22:08:12.906339539</meta:creation-date>
    <dc:date>2023-05-21T22:34:09.160404002</dc:date>
    <meta:editing-duration>PT25M57S</meta:editing-duration>
    <meta:editing-cycles>1</meta:editing-cycles>
    <meta:document-statistic meta:object-count="4"/>
    <meta:generator>LibreOffice/7.4.6.2$Linux_X86_64 LibreOffice_project/40$Build-2</meta:generator>
  </office:meta>
</office:document-meta>
</file>